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60f" officeooo:paragraph-rsid="0001e60f"/>
    </style:style>
    <style:style style:name="P2" style:family="paragraph" style:parent-style-name="Standard">
      <style:text-properties officeooo:rsid="0001e60f" officeooo:paragraph-rsid="0001e60f"/>
    </style:style>
    <style:style style:name="P3" style:family="paragraph" style:parent-style-name="Standard">
      <style:text-properties officeooo:rsid="000303f8" officeooo:paragraph-rsid="00030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 our presentation for this project has been divide into 3 parts:</text:p>
      <text:p text:style-name="P1"/>
      <text:p text:style-name="P1">1. Introduction and Overview <text:s text:c="2"/>[by X]</text:p>
      <text:p text:style-name="P1">2. Presentation <text:s text:c="2"/>[by Y]</text:p>
      <text:p text:style-name="P1">3. Conclusion and work distribution mentioning [by Z]</text:p>
      <text:p text:style-name="P1"/>
      <text:p text:style-name="P1"/>
      <text:p text:style-name="P1">Hello I am X bla bla doing intro hehe lmao </text:p>
      <text:p text:style-name="P1"/>
      <text:p text:style-name="P1">Our topic was “Modelling of Noise in Open Quantum Systems”</text:p>
      <text:p text:style-name="P1"/>
      <text:p text:style-name="P1">So let me first discuss why is this important?</text:p>
      <text:p text:style-name="P1"/>
      <text:p text:style-name="P1">We know that the wonderful quantum devices we are building will be definetly interacting with its surroundings and they will be embedded in environments with lots of noise.</text:p>
      <text:p text:style-name="P1"/>
      <text:p text:style-name="P3">The ability to use quantum technology to achieve useful tasks comes down to ultimately to precise quantum control.</text:p>
      <text:p text:style-name="P3"/>
      <text:p text:style-name="P3">To know about the state of an OQS is equivalent to find ways to model the noise coming from the environment.</text:p>
      <text:p text:style-name="P3"/>
      <text:p text:style-name="P3">Let me illustrate that with an example:</text:p>
      <text:p text:style-name="P3"/>
      <text:p text:style-name="P3"/>
      <text:p text:style-name="P3"/>
      <text:p text:style-name="P3">→ video 7.1 artur kert, </text:p>
      <text:p text:style-name="P3"/>
      <text:p text:style-name="P3">1:56 to 7:10 [see this and use his sentences , like frame them in your way and use the diagram]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10:44:54.791772315</meta:creation-date>
    <dc:date>2022-02-27T14:47:18.604265720</dc:date>
    <meta:editing-duration>PT36M15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1" meta:paragraph-count="13" meta:word-count="158" meta:character-count="879" meta:non-whitespace-character-count="728"/>
  </office:meta>
</office:document-meta>
</file>